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37d4" officeooo:paragraph-rsid="001737d4"/>
    </style:style>
    <style:style style:name="P2" style:family="paragraph" style:parent-style-name="Header">
      <style:text-properties officeooo:rsid="001737d4" officeooo:paragraph-rsid="00173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 Bitma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37d4" officeooo:paragraph-rsid="001737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RDON Quentin</text:p>
        <text:p text:style-name="MP1">MIRONNEAU Jacques</text:p>
        <text:p text:style-name="MP1">TP 1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18:55.767802748</meta:creation-date>
    <dc:date>2019-10-04T09:20:25.831074456</dc:date>
    <meta:editing-duration>PT1M30S</meta:editing-duration>
    <meta:editing-cycles>1</meta:editing-cycles>
    <meta:document-statistic meta:table-count="0" meta:image-count="0" meta:object-count="0" meta:page-count="1" meta:paragraph-count="4" meta:word-count="10" meta:character-count="59" meta:non-whitespace-character-count="53"/>
    <meta:generator>LibreOffice/6.1.5.2$Linux_X86_64 LibreOffice_project/10$Build-2</meta:generator>
  </office:meta>
</office:document-meta>
</file>